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ourier" svg:font-family="Courier, 'Courier New'" style:font-family-generic="moder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ED-titre_20_exercice">
      <style:text-properties officeooo:paragraph-rsid="000946bc"/>
    </style:style>
    <style:style style:name="P2" style:family="paragraph" style:parent-style-name="ED-titre_20_question">
      <style:text-properties officeooo:paragraph-rsid="000946bc"/>
    </style:style>
    <style:style style:name="P3" style:family="paragraph" style:parent-style-name="ED-énoncé">
      <style:text-properties officeooo:paragraph-rsid="000946bc"/>
    </style:style>
    <style:style style:name="P4" style:family="paragraph" style:parent-style-name="ED-énoncé_20_question">
      <style:text-properties officeooo:rsid="000946bc" officeooo:paragraph-rsid="000946bc"/>
    </style:style>
    <style:style style:name="P5" style:family="paragraph" style:parent-style-name="ED-énoncé_20_question">
      <style:text-properties fo:font-style="normal" officeooo:rsid="000d8939" officeooo:paragraph-rsid="0010d8aa" style:font-style-asian="normal"/>
    </style:style>
    <style:style style:name="P6" style:family="paragraph" style:parent-style-name="ED-énoncé_20_question">
      <style:text-properties officeooo:paragraph-rsid="0010d8aa"/>
    </style:style>
    <style:style style:name="P7" style:family="paragraph" style:parent-style-name="ED-énoncé_20_question">
      <style:text-properties fo:font-size="14pt" fo:font-style="italic" officeooo:rsid="000d8939" officeooo:paragraph-rsid="0010d8aa" style:font-size-asian="14pt" style:font-style-asian="italic"/>
    </style:style>
    <style:style style:name="P8" style:family="paragraph" style:parent-style-name="ED-énoncé_20_question">
      <style:paragraph-properties fo:break-before="page"/>
      <style:text-properties officeooo:rsid="000be7c1" officeooo:paragraph-rsid="000d8939"/>
    </style:style>
    <style:style style:name="P9" style:family="paragraph" style:parent-style-name="Preformatted_20_Text">
      <style:text-properties officeooo:rsid="000946bc" officeooo:paragraph-rsid="000946bc"/>
    </style:style>
    <style:style style:name="P10" style:family="paragraph" style:parent-style-name="Standard">
      <style:text-properties officeooo:rsid="0014433f" officeooo:paragraph-rsid="0014433f"/>
    </style:style>
    <style:style style:name="P11" style:family="paragraph" style:parent-style-name="Standard">
      <style:paragraph-properties fo:margin-left="0cm" fo:margin-right="0.448cm" fo:text-align="justify" style:justify-single-word="false" fo:keep-together="always" fo:text-indent="0cm" style:auto-text-indent="false" fo:keep-with-next="always"/>
      <style:text-properties fo:font-size="11pt" officeooo:paragraph-rsid="000946bc" style:font-size-asian="11pt"/>
    </style:style>
    <style:style style:name="P12" style:family="paragraph" style:parent-style-name="code">
      <style:text-properties fo:language="en" fo:country="GB" officeooo:paragraph-rsid="000946bc"/>
    </style:style>
    <style:style style:name="P13" style:family="paragraph" style:parent-style-name="code">
      <style:text-properties officeooo:paragraph-rsid="000946bc"/>
    </style:style>
    <style:style style:name="T1" style:family="text">
      <style:text-properties fo:font-size="11pt" style:font-size-asian="11pt"/>
    </style:style>
    <style:style style:name="T2" style:family="text">
      <style:text-properties fo:font-size="11pt" officeooo:rsid="0009508c" style:font-size-asian="11pt"/>
    </style:style>
    <style:style style:name="T3" style:family="text">
      <style:text-properties fo:language="en" fo:country="GB"/>
    </style:style>
    <style:style style:name="T4" style:family="text">
      <style:text-properties fo:language="en" fo:country="GB" fo:font-style="italic" style:font-style-asian="italic"/>
    </style:style>
    <style:style style:name="T5" style:family="text">
      <style:text-properties style:text-position="super 58%" fo:font-size="11pt" style:font-size-asian="11pt"/>
    </style:style>
    <style:style style:name="T6" style:family="text">
      <style:text-properties style:text-position="super 58%" fo:font-size="11pt" officeooo:rsid="000c1a36" style:font-size-asian="11pt"/>
    </style:style>
    <style:style style:name="T7" style:family="text">
      <style:text-properties style:text-position="0% 100%"/>
    </style:style>
    <style:style style:name="T8" style:family="text">
      <style:text-properties style:text-position="0% 100%" fo:font-size="11pt" style:font-size-asian="11pt"/>
    </style:style>
    <style:style style:name="T9" style:family="text">
      <style:text-properties style:text-position="0% 100%" fo:font-size="11pt" officeooo:rsid="000b00c4" style:font-size-asian="11pt"/>
    </style:style>
    <style:style style:name="T10" style:family="text">
      <style:text-properties style:text-position="0% 100%" fo:font-size="11pt" officeooo:rsid="000c1a36" style:font-size-asian="11pt"/>
    </style:style>
    <style:style style:name="T11" style:family="text">
      <style:text-properties style:text-position="0% 100%" fo:font-size="11pt" officeooo:rsid="000f66c7" style:font-size-asian="11pt"/>
    </style:style>
    <style:style style:name="T12" style:family="text">
      <style:text-properties style:text-position="0% 100%" style:font-name-asian="Times"/>
    </style:style>
    <style:style style:name="T13" style:family="text">
      <style:text-properties fo:font-size="14pt" fo:font-style="italic" style:font-size-asian="14pt" style:font-style-asian="italic"/>
    </style:style>
    <style:style style:name="T14" style:family="text">
      <style:text-properties officeooo:rsid="0014433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ED2</text:p>
      <text:p text:style-name="P9"/>
      <text:p text:style-name="P9"/>
      <text:p text:style-name="P1">Exercice 2 :Adressage dans une mémoire virtuelle paginée</text:p>
      <text:p text:style-name="P11"/>
      <text:p text:style-name="P11">Soit le programme suivant:</text:p>
      <text:p text:style-name="P13"><text:tab/>Program Machin;</text:p>
      <text:p text:style-name="P13"><text:tab/><text:span text:style-name="T3">chaine<text:tab/>: array[0..1999] of Byte;</text:span></text:p>
      <text:p text:style-name="P13"><text:span text:style-name="T3"><text:tab/>i<text:tab/>: integer; -- </text:span><text:span text:style-name="T4">i</text:span><text:span text:style-name="T3"> sur 2 octets </text:span></text:p>
      <text:p text:style-name="P12"><text:tab/>begin</text:p>
      <text:p text:style-name="P13"><text:span text:style-name="T3"><text:tab/><text:tab/>For i:= 0 to 1999 do chaine[i]:= '*';</text:span></text:p>
      <text:p text:style-name="P13"><text:span text:style-name="T3"><text:tab/></text:span>end ;</text:p>
      <text:p text:style-name="P13"/>
      <text:p text:style-name="P3">Les instructions de ce programme tiennent sur 20 octets. Ce programme est exécuté sur une machine à mémoire paginée (taille de la mémoire réelle = 1 MégaOctets et taille d'une page = 512 octets). Les instructions à référence mémoire ont un champ adresse de 24 bits.</text:p>
      <text:p text:style-name="P2">Question </text:p>
      <text:p text:style-name="P4">a) Donner la taille de l'espace adressable, le nombre de bits du déplacement, le nombre de bits d'une adresse virtuelle, le nombre de bits d'une adresse réelle, le nombre de bits du numéro de page virtuelle, le nombre de bits du numéro de page réelle, le nombre d'entrées de la table des pages<text:span text:style-name="T1">.</text:span></text:p>
      <text:p text:style-name="Standard"><text:span text:style-name="T1">Mémoire réelle : 1Mo et page : 512 octets. Il y a donc 2000 pages adressa</text:span><text:span text:style-name="T2">bles.</text:span></text:p>
      <text:p text:style-name="Standard"><text:span text:style-name="T1">24 bits : 2</text:span><text:span text:style-name="T5">24</text:span><text:span text:style-name="T8"> possibilités = 16 millions</text:span></text:p>
      <text:p text:style-name="Standard"/>
      <text:p text:style-name="Standard">L’espace adressable : mémoire réelle : 1Mo</text:p>
      <text:p text:style-name="Standard">Une adresse réelle a 20 bits</text:p>
      <text:p text:style-name="Standard"><text:span text:style-name="T8">bits de déplacement : nb de pages adressables en puissance de 2, 2000 ~ 2048 = 2</text:span><text:span text:style-name="T5">11</text:span><text:span text:style-name="T8"> = 11 bits de déplacement</text:span></text:p>
      <text:p text:style-name="Standard"/>
      <text:p text:style-name="Standard"/>
      <text:p text:style-name="Standard">Corrigé : </text:p>
      <text:p text:style-name="Standard"><text:span text:style-name="T8">Adresse = 24 bits = 2</text:span><text:span text:style-name="T5">24</text:span><text:span text:style-name="T8"> mots mémoire (espace virtuel)</text:span></text:p>
      <text:p text:style-name="Standard"><text:span text:style-name="T8">Mémoire RAM : 2</text:span><text:span text:style-name="T5">20</text:span><text:span text:style-name="T8"> octets</text:span></text:p>
      <text:p text:style-name="Standard"><text:span text:style-name="T8">1 page = 512 octets = 2</text:span><text:span text:style-name="T5">9</text:span><text:span text:style-name="T8"> </text:span><text:span text:style-name="T9">= 9 bits de déplacement</text:span></text:p>
      <text:p text:style-name="Standard">nb de bits pour une adresse virtuelle : 24 bits</text:p>
      <text:p text:style-name="Standard">nb de bits pour une adresse réelle : 24 bits (20 bits significatifs car adresse en RAM et 4 bits égaux à 0)</text:p>
      <text:p text:style-name="Standard"/>
      <text:p text:style-name="Standard"><text:span text:style-name="T8">24 bits = numéro de page + déplacement = 24 – 9 = 15 bits de numéro de page </text:span><text:span text:style-name="T10">donc 2</text:span><text:span text:style-name="T6">15</text:span><text:span text:style-name="T10"> entrées de la table des pages</text:span></text:p>
      <text:p text:style-name="Standard"/>
      <text:p text:style-name="P8"><text:span text:style-name="T10">b) Le chargement de ce programme en mémoire engendre-t-il une fragmentation interne? Si non, pourquoi ? Si oui, la chiffrer.</text:span></text:p>
      <text:p text:style-name="Standard"/>
      <text:p text:style-name="Standard"><text:span text:style-name="T10">C</text:span><text:span text:style-name="T8">orrigé :</text:span></text:p>
      <text:p text:style-name="Standard">2000 + 2 + 20 = 2022 octets = t*cases = 4 cases = 3 cases pleines + 1 case à 486 octets + 26 octets de libre</text:p>
      <text:p text:style-name="Standard"><text:span text:style-name="T8">Fragmentation </text:span><text:span text:style-name="T11">interne à la page</text:span><text:span text:style-name="T8"> = 26 octets.</text:span></text:p>
      <text:p text:style-name="Standard"/>
      <text:p text:style-name="P6">c) Donner l'adresse virtuelle et l'adresse réelle correspondante [en décimal, sous la forme (numéro de page, déplacement)] générées lors de l'exécution de chacune des instructions suivantes:</text:p>
      <text:p text:style-name="P7"><text:span text:style-name="T12"><text:s/></text:span><text:span text:style-name="T7">chaine[10]:= '*'; chaine[515]:= '*'; chaine[1026]:= '*' ; chaine[1999]:= '*'</text:span></text:p>
      <text:p text:style-name="P5"><text:span text:style-name="T8"/></text:p>
      <text:p text:style-name="Standard">Page virtuelle 0 : (0 - 511), contient la chaîne 10</text:p>
      <text:p text:style-name="Standard"><text:tab/><text:span text:style-name="T14">On va à la page virtuelle 0 déplacement 10</text:span><text:tab/></text:p>
      <text:p text:style-name="P10"><text:tab/>On va à la page réelle 9 déplacement 10</text:p>
      <text:p text:style-name="Standard">Page virtuelle 1 : (512 – 1023), contient la chaine 515</text:p>
      <text:p text:style-name="Standard"><text:tab/><text:span text:style-name="T14">On va à la page virtuelle 1 déplacement 3</text:span></text:p>
      <text:p text:style-name="P10"><text:tab/>On va à la page réelle 17 déplacement 3</text:p>
      <text:p text:style-name="Standard">Page virtuelle 2 : (1024 – 1535), contient la chaine 1026</text:p>
      <text:p text:style-name="Standard"><text:tab/><text:span text:style-name="T14">On va à la page virtuelle 2 déplacement 2</text:span></text:p>
      <text:p text:style-name="P10"><text:tab/>On va à la page réelle 65 déplacement 10</text:p>
      <text:p text:style-name="Standard">Page virtuelle 3 : (1536 – 2047), contient la chaîne 1999</text:p>
      <text:p text:style-name="P10"><text:tab/>On va à la page virtuelle 3 déplacement 463</text:p>
      <text:p text:style-name="P10"><text:tab/>On va à la page réelle 33 déplacement 10</text:p>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ourier" svg:font-family="Courier, 'Courier New'" style:font-family-generic="moder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D-énoncé" style:family="paragraph" style:parent-style-name="Standard">
      <style:paragraph-properties fo:margin-left="0cm" fo:margin-right="0cm" fo:margin-top="0cm" fo:margin-bottom="0.212cm" loext:contextual-spacing="false" fo:text-align="justify" style:justify-single-word="false" fo:text-indent="0.494cm" style:auto-text-indent="false"/>
    </style:style>
    <style:style style:name="ED-énoncé_20_question" style:display-name="ED-énoncé question" style:family="paragraph" style:parent-style-name="ED-énoncé">
      <style:paragraph-properties fo:margin-left="0.494cm" fo:margin-right="0cm" fo:text-indent="0cm" style:auto-text-indent="false">
        <style:tab-stops>
          <style:tab-stop style:position="16.581cm"/>
        </style:tab-stops>
      </style:paragraph-properties>
      <style:text-properties fo:font-size="14pt" fo:font-style="italic" style:font-size-asian="14pt" style:font-style-asian="italic"/>
    </style:style>
    <style:style style:name="ED-titre_20_exercice" style:display-name="ED-titre exercice" style:family="paragraph" style:parent-style-name="Standard">
      <style:paragraph-properties fo:margin-top="0.353cm" fo:margin-bottom="0.353cm" loext:contextual-spacing="false"/>
      <style:text-properties fo:font-size="18pt" fo:font-weight="bold" style:font-size-asian="18pt" style:font-weight-asian="bold"/>
    </style:style>
    <style:style style:name="code" style:family="paragraph" style:parent-style-name="Standard">
      <style:paragraph-properties fo:margin-left="0cm" fo:margin-right="-0.951cm" fo:text-align="justify" style:justify-single-word="false" fo:text-indent="0cm" style:auto-text-indent="false">
        <style:tab-stops>
          <style:tab-stop style:position="1cm"/>
          <style:tab-stop style:position="1.949cm"/>
          <style:tab-stop style:position="3cm"/>
          <style:tab-stop style:position="4.001cm"/>
          <style:tab-stop style:position="5.001cm"/>
          <style:tab-stop style:position="6.001cm"/>
          <style:tab-stop style:position="7.001cm"/>
        </style:tab-stops>
      </style:paragraph-properties>
      <style:text-properties style:font-name="Courier" fo:font-family="Courier, 'Courier New'" style:font-family-generic="modern" style:font-name-complex="Courier" style:font-family-complex="Courier, 'Courier New'" style:font-family-generic-complex="modern"/>
    </style:style>
    <style:style style:name="ED-titre_20_question" style:display-name="ED-titre question" style:family="paragraph" style:parent-style-name="Standard">
      <style:paragraph-properties fo:margin-top="0.353cm" fo:margin-bottom="0.353cm" loext:contextual-spacing="false" fo:text-align="justify" style:justify-single-word="false"/>
      <style:text-properties fo:font-size="14pt" fo:font-weight="bold" style:font-size-asian="14pt" style:font-weight-asian="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0-11-27T21:12:56.410146024</dc:date>
    <meta:editing-duration>PT46M13S</meta:editing-duration>
    <meta:editing-cycles>12</meta:editing-cycles>
    <meta:generator>LibreOffice/6.4.6.2$Linux_X86_64 LibreOffice_project/40$Build-2</meta:generator>
    <meta:document-statistic meta:table-count="0" meta:image-count="0" meta:object-count="0" meta:page-count="2" meta:paragraph-count="42" meta:word-count="492" meta:character-count="2589" meta:non-whitespace-character-count="2115"/>
  </office:meta>
</office:document-meta>
</file>